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iiketoiminnan tuotot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Liiketoiminnan kulut + arvonalennukset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Liiketulos ennen poistoja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Liiketoiminnan tulos verojen jälkeen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656000" calcext:value-type="float">
            <text:p>1656000</text:p>
          </table:table-cell>
          <table:table-cell office:value-type="float" office:value="1540000" calcext:value-type="float">
            <text:p>1540000</text:p>
          </table:table-cell>
          <table:table-cell office:value-type="float" office:value="1452000" calcext:value-type="float">
            <text:p>1452000</text:p>
          </table:table-cell>
          <table:table-cell office:value-type="float" office:value="1404000" calcext:value-type="float">
            <text:p>1404000</text:p>
          </table:table-cell>
        </table:table-row>
        <table:table-row table:style-name="ro1">
          <table:table-cell office:value-type="string" calcext:value-type="string">
            <text:p>Osakekohtainen tulos</text:p>
          </table:table-cell>
          <table:table-cell office:value-type="float" office:value="2.95" calcext:value-type="float">
            <text:p>2,95</text:p>
          </table:table-cell>
          <table:table-cell office:value-type="float" office:value="2.96" calcext:value-type="float">
            <text:p>2,96</text:p>
          </table:table-cell>
          <table:table-cell office:value-type="float" office:value="2.75" calcext:value-type="float">
            <text:p>2,75</text:p>
          </table:table-cell>
          <table:table-cell office:value-type="float" office:value="2.59" calcext:value-type="float">
            <text:p>2,59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Osakkeiden määrä</text:p>
          </table:table-cell>
          <table:table-cell table:number-columns-repeated="5" office:value-type="float" office:value="560000000" calcext:value-type="float">
            <text:p>560000000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Käyttöomaisuus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Vaihto-omaisuus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Varat yhteensä</text:p>
          </table:table-cell>
          <table:table-cell office:value-type="float" office:value="37955000" calcext:value-type="float">
            <text:p>37955000</text:p>
          </table:table-cell>
          <table:table-cell office:value-type="float" office:value="35639000" calcext:value-type="float">
            <text:p>35639000</text:p>
          </table:table-cell>
          <table:table-cell office:value-type="float" office:value="34750000" calcext:value-type="float">
            <text:p>34750000</text:p>
          </table:table-cell>
          <table:table-cell office:value-type="float" office:value="32576000" calcext:value-type="float">
            <text:p>32576000</text:p>
          </table:table-cell>
          <table:table-cell office:value-type="float" office:value="32045000" calcext:value-type="float">
            <text:p>32045000</text:p>
          </table:table-cell>
        </table:table-row>
        <table:table-row table:style-name="ro1">
          <table:table-cell office:value-type="string" calcext:value-type="string">
            <text:p>Oma pääoma</text:p>
          </table:table-cell>
          <table:table-cell office:value-type="float" office:value="11934000" calcext:value-type="float">
            <text:p>11934000</text:p>
          </table:table-cell>
          <table:table-cell office:value-type="float" office:value="11411000" calcext:value-type="float">
            <text:p>11411000</text:p>
          </table:table-cell>
          <table:table-cell office:value-type="float" office:value="10924000" calcext:value-type="float">
            <text:p>10924000</text:p>
          </table:table-cell>
          <table:table-cell office:value-type="float" office:value="10643000" calcext:value-type="float">
            <text:p>10643000</text:p>
          </table:table-cell>
          <table:table-cell office:value-type="float" office:value="10113000" calcext:value-type="float">
            <text:p>10113000</text:p>
          </table:table-cell>
        </table:table-row>
        <table:table-row table:style-name="ro1">
          <table:table-cell office:value-type="string" calcext:value-type="string">
            <text:p>Velat</text:p>
          </table:table-cell>
          <table:table-cell office:value-type="float" office:value="26021000" calcext:value-type="float">
            <text:p>26021000</text:p>
          </table:table-cell>
          <table:table-cell office:value-type="float" office:value="24228000" calcext:value-type="float">
            <text:p>24228000</text:p>
          </table:table-cell>
          <table:table-cell office:value-type="float" office:value="23826000" calcext:value-type="float">
            <text:p>23826000</text:p>
          </table:table-cell>
          <table:table-cell office:value-type="float" office:value="21933000" calcext:value-type="float">
            <text:p>21933000</text:p>
          </table:table-cell>
          <table:table-cell office:value-type="float" office:value="21932000" calcext:value-type="float">
            <text:p>21932000</text:p>
          </table:table-cell>
        </table:table-row>
        <table:table-row table:style-name="ro1">
          <table:table-cell office:value-type="string" calcext:value-type="string">
            <text:p>Oma pääoma ja velat</text:p>
          </table:table-cell>
          <table:table-cell office:value-type="float" office:value="37955000" calcext:value-type="float">
            <text:p>37955000</text:p>
          </table:table-cell>
          <table:table-cell office:value-type="float" office:value="35639000" calcext:value-type="float">
            <text:p>35639000</text:p>
          </table:table-cell>
          <table:table-cell office:value-type="float" office:value="34750000" calcext:value-type="float">
            <text:p>34750000</text:p>
          </table:table-cell>
          <table:table-cell office:value-type="float" office:value="32576000" calcext:value-type="float">
            <text:p>32576000</text:p>
          </table:table-cell>
          <table:table-cell office:value-type="float" office:value="32045000" calcext:value-type="float">
            <text:p>3204500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18:12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S</meta:editing-duration>
    <meta:editing-cycles>3</meta:editing-cycles>
    <meta:generator>LibreOffice/5.4.2.2$Windows_X86_64 LibreOffice_project/22b09f6418e8c2d508a9eaf86b2399209b0990f4</meta:generator>
    <dc:date>2017-11-21T22:18:52.636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